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ть Мишель</text:h>
      <text:p text:style-name="Text_20_body"/>
      <text:p text:style-name="Text_20_body">Это мама, которая потеряла свою кошку, &lt;x id="0" xid="office:document-content[0]/office:body[0]/office:text[0]/text:p[1]/draw:frame[0]"/&gt;&lt;g id="1"/&gt;Которая кричит в окно, что тот,&lt;g id="2"&gt;&lt;/g&gt; кто вернет ей,&lt;g id="3"/&gt; тот &lt;g id="4"&gt;её&lt;/g&gt;приятель&lt;/g&gt; Люстюкр отвечает ей:&lt;g id="6"/&gt;« Иди мама&lt;g id="7"&gt;&lt;/g&gt;Мишель, твоя&lt;g id="8"&gt;&lt;/g&gt; кошка не потерялась. »&lt;g id="9"/&gt;&lt;g id="10"/&gt;Мама Мишель спрашивает его :&lt;g id="11"/&gt;« Моя кошка не потеряна. Значит, вы ее нашли?» &lt;g id="12"/&gt;И &lt;g id="13"&gt;её&lt;/g&gt; приятель Люстюкр отвечает ей:&lt;g id="14"/&gt;« Дайте &lt;g id="15"&gt;&lt;/g&gt; вознаграждение, и она будет возвращена вам»&lt;g id="16"/&gt;&lt;g id="17"/&gt;И мама Мишель отвечает ему : « Решено :&lt;g id="18"/&gt; Если вы вернете мою кошку, я вас поцелую »&lt;g id="19"/&gt;Приятель&lt;g id="20"&gt; &lt;/g&gt;Люстюкр, который его не хотел,&lt;g id="21"/&gt; отвечает ей: "Ваша кошка продается за одного кролика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